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JP Black" officeooo:rsid="00172741"/>
    </style:style>
    <style:style style:name="P2" style:family="paragraph" style:parent-style-name="Standard">
      <style:text-properties fo:color="#ff0000" style:text-outline="true" style:font-name="Noto Sans CJK JP Black" fo:font-size="28pt" fo:text-shadow="1pt 1pt" fo:font-weight="900" officeooo:rsid="00172741" officeooo:paragraph-rsid="00172741" fo:background-color="transparent" style:font-size-asian="28pt" style:font-weight-asian="bold" style:font-size-complex="28pt" style:font-weight-complex="600" loext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245_1667417912"/>Adventure </text:p>
      <text:p text:style-name="P2">Scrabble<text:bookmark-end text:name="__DdeLink__245_1667417912"/> <text:s text:c="24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3:16:33.162254658</meta:creation-date>
    <dc:date>2016-10-15T15:23:34.156198776</dc:date>
    <meta:editing-duration>PT37M40S</meta:editing-duration>
    <meta:editing-cycles>1</meta:editing-cycles>
    <meta:document-statistic meta:table-count="0" meta:image-count="0" meta:object-count="0" meta:page-count="1" meta:paragraph-count="2" meta:word-count="2" meta:character-count="43" meta:non-whitespace-character-count="17"/>
    <meta:generator>LibreOffice/5.1.4.2$Linux_X86_64 LibreOffice_project/10m0$Build-2</meta:generator>
  </office:meta>
</office:document-meta>
</file>